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weight="bold" officeooo:rsid="000ba438" officeooo:paragraph-rsid="000ba438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Arial" fo:font-weight="bold" officeooo:rsid="000ba438" officeooo:paragraph-rsid="000c1f73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 fo:font-weight="bold" officeooo:rsid="000c1f73" officeooo:paragraph-rsid="000c1f73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weight="bold" officeooo:rsid="000c1f73" officeooo:paragraph-rsid="000c1f73" style:font-weight-asian="bold" style:font-weight-complex="bold"/>
    </style:style>
    <style:style style:name="P5" style:family="paragraph" style:parent-style-name="Standard">
      <style:paragraph-properties fo:line-height="150%"/>
      <style:text-properties style:font-name="Arial" fo:font-weight="normal" officeooo:rsid="000ba438" officeooo:paragraph-rsid="000ba438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Arial" fo:font-weight="normal" officeooo:rsid="000c1f73" officeooo:paragraph-rsid="000c1f73" style:font-weight-asian="normal" style:font-weight-complex="normal"/>
    </style:style>
    <style:style style:name="P7" style:family="paragraph" style:parent-style-name="Standard" style:list-style-name="L2">
      <style:paragraph-properties fo:line-height="150%"/>
      <style:text-properties officeooo:paragraph-rsid="000c1f73"/>
    </style:style>
    <style:style style:name="P8" style:family="paragraph" style:parent-style-name="Standard">
      <style:paragraph-properties fo:line-height="150%"/>
      <style:text-properties officeooo:paragraph-rsid="000c8974"/>
    </style:style>
    <style:style style:name="P9" style:family="paragraph" style:parent-style-name="Standard" style:list-style-name="L4">
      <style:paragraph-properties fo:line-height="150%"/>
      <style:text-properties officeooo:paragraph-rsid="000c8974"/>
    </style:style>
    <style:style style:name="P10" style:family="paragraph" style:parent-style-name="Standard" style:list-style-name="L2">
      <style:paragraph-properties fo:line-height="150%"/>
      <style:text-properties officeooo:rsid="000c1f73" officeooo:paragraph-rsid="000c1f73"/>
    </style:style>
    <style:style style:name="P11" style:family="paragraph" style:parent-style-name="Standard" style:list-style-name="L4">
      <style:paragraph-properties fo:line-height="150%"/>
      <style:text-properties officeooo:rsid="000c8974" officeooo:paragraph-rsid="000c897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1f73" style:font-weight-asian="normal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0c1f73" style:font-weight-asian="normal" style:font-weight-complex="normal"/>
    </style:style>
    <style:style style:name="T5" style:family="text">
      <style:text-properties style:font-name="Arial" fo:font-weight="normal" officeooo:rsid="000c8974" style:font-weight-asian="normal" style:font-weight-complex="normal"/>
    </style:style>
    <style:style style:name="T6" style:family="text">
      <style:text-properties style:font-name="Arial" fo:font-weight="normal" officeooo:rsid="000ba438" style:font-weight-asian="normal" style:font-weight-complex="normal"/>
    </style:style>
    <style:style style:name="T7" style:family="text">
      <style:text-properties officeooo:rsid="000c89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istemas Distribuídos – Bacharelado em Ciência da Computação</text:p>
      <text:p text:style-name="P6">Acadêmico Marlon Henry Schweigert</text:p>
      <text:p text:style-name="P2"/>
      <text:p text:style-name="P4">MODELOS FUNDAMENTAIS</text:p>
      <text:p text:style-name="P3"/>
      <text:p text:style-name="P1">MODELO DE ITERAÇÃO</text:p>
      <text:p text:style-name="P1"><text:tab/><text:span text:style-name="T1">No modelo de interação devemos refletir qual comunicação ocorrera, frequentemente considerando duração, e a exatidão com que processos independentes podem ser coordenados e limitados por esses atrasos. Além de indicar a limitação de manter a mesmo tempo em todos os computadores dentro do sistema.</text:span></text:p>
      <text:p text:style-name="P1"/>
      <text:p text:style-name="P1">MODELO DE FALHAS</text:p>
      <text:p text:style-name="P1"><text:span text:style-name="T1"><text:tab/>Um sistema distribuído é ameaçado a qualquer momento em que houver uma falha em funcionalidade principais da rede criada. Esses erros podem ser causados pela dificuldade na sincronização, na rede ou pela plataforma a qual está operando o(s) nó(s) problemático(s). Este modelo busca analisar as possíveis falhas e os efeitos causados por cada falha.</text:span></text:p>
      <text:p text:style-name="P1"><text:span text:style-name="T1"><text:tab/></text:span><text:span text:style-name="T2">As falhas podem estar classificados em:</text:span></text:p>
      <text:list xml:id="list2182706751" text:style-name="L2">
        <text:list-item>
          <text:p text:style-name="P7"><text:span text:style-name="T4">Fail-stop;</text:span></text:p>
        </text:list-item>
        <text:list-item>
          <text:p text:style-name="P10"><text:span text:style-name="T3">Crash;</text:span></text:p>
        </text:list-item>
        <text:list-item>
          <text:p text:style-name="P10"><text:span text:style-name="T3">Omission;</text:span></text:p>
        </text:list-item>
        <text:list-item>
          <text:p text:style-name="P10"><text:span text:style-name="T3">Send-omission;</text:span></text:p>
        </text:list-item>
        <text:list-item>
          <text:p text:style-name="P10"><text:span text:style-name="T3">Receive-omission;</text:span></text:p>
        </text:list-item>
        <text:list-item>
          <text:p text:style-name="P10"><text:span text:style-name="T3">Arbitrary;</text:span></text:p>
        </text:list-item>
        <text:list-item>
          <text:p text:style-name="P10"><text:span text:style-name="T3">Clock;</text:span></text:p>
        </text:list-item>
        <text:list-item>
          <text:p text:style-name="P10"><text:span text:style-name="T3">Performance (Processo e Canal)</text:span></text:p>
        </text:list-item>
      </text:list>
      <text:p text:style-name="P2"/>
      <text:p text:style-name="P1">MODELO DE SEGURANÇA</text:p>
      <text:p text:style-name="P5"><text:tab/>Como estamos trabalhando em sistemas para distribuir serviços sobre uma rede, a mesma pode haver problemas de segurança tanto por agentes internos quanto externos. O modelo de segurança define e clarifica como essa segurança <text:soft-page-break/>pode ser comprometida, providenciando um modelo ideal a qual possa resistir a esses ataques.</text:p>
      <text:p text:style-name="P8"><text:span text:style-name="T6"><text:tab/></text:span><text:span text:style-name="T5">Formas de ataques:</text:span></text:p>
      <text:list xml:id="list1471932643" text:style-name="L4">
        <text:list-item>
          <text:p text:style-name="P9"><text:span text:style-name="T5">Leakage</text:span></text:p>
        </text:list-item>
        <text:list-item>
          <text:p text:style-name="P11"><text:span text:style-name="T3">Tampering</text:span></text:p>
        </text:list-item>
        <text:list-item>
          <text:p text:style-name="P11"><text:span text:style-name="T3">Vandalism</text:span></text:p>
        </text:list-item>
        <text:list-item>
          <text:p text:style-name="P11"><text:span text:style-name="T3">Eavesdropping</text:span></text:p>
        </text:list-item>
        <text:list-item>
          <text:p text:style-name="P11"><text:span text:style-name="T3">Masquerading</text:span></text:p>
        </text:list-item>
        <text:list-item>
          <text:p text:style-name="P11"><text:span text:style-name="T3">Replaying</text:span></text:p>
        </text:list-item>
        <text:list-item>
          <text:p text:style-name="P11"><text:span text:style-name="T3">Denail of Service</text:span></text:p>
        </text:list-item>
        <text:list-item>
          <text:p text:style-name="P11"><text:span text:style-name="T3">Message tampering (Man in the middle)</text:span></text:p>
        </text:list-item>
        <text:list-item>
          <text:p text:style-name="P11"><text:span text:style-name="T3">Ameaça de Códigos Móveis</text:span></text:p>
        </text:list-item>
        <text:list-item>
          <text:p text:style-name="P11"><text:span text:style-name="T3">Vazamento de Informações</text:span></text:p>
        </text:list-item>
      </text:list>
      <text:p text:style-name="P5"/>
      <text:p text:style-name="P3">REFERÊNCIAS</text:p>
      <text:p text:style-name="P6">Apresentação das aulas de Sistemas Distribuídos – UDESC – Professor Pillon</text:p>
      <text:p text:style-name="P6">Apresentação das aulas de Sistemas Distribuídos – UTFPR – Professora Ana Cristina &lt;http://dainf.ct.utfpr.edu.br/~maurofonseca/lib/exe/fetch.php?media=cursos:aula5_falhas_seguranca.pdf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9:41:58.237227739</meta:creation-date>
    <meta:generator>LibreOffice/5.3.3.2$Linux_X86_64 LibreOffice_project/3d9a8b4b4e538a85e0782bd6c2d430bafe583448</meta:generator>
    <dc:date>2017-08-10T20:12:15.182592179</dc:date>
    <meta:editing-duration>PT5M4S</meta:editing-duration>
    <meta:editing-cycles>1</meta:editing-cycles>
    <meta:document-statistic meta:table-count="0" meta:image-count="0" meta:object-count="0" meta:page-count="2" meta:paragraph-count="32" meta:word-count="249" meta:character-count="1759" meta:non-whitespace-character-count="1550"/>
  </office:meta>
</office:document-meta>
</file>